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04A00000054A00555F2.png" manifest:media-type="image/png"/>
  <manifest:file-entry manifest:full-path="Pictures/10000000000000960000005CA99DF94E.png" manifest:media-type="image/png"/>
  <manifest:file-entry manifest:full-path="Pictures/10000000000000940000005BFF3C3F2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102cm" svg:stroke-color="#000000" draw:marker-start-width="0.457cm" draw:marker-end-width="0.457cm" draw:fill-color="#ffffff" draw:textarea-horizontal-align="justify" draw:textarea-vertical-align="middle" draw:auto-grow-height="false" fo:padding-top="0.176cm" fo:padding-bottom="0.176cm" fo:padding-left="0.301cm" fo:padding-right="0.301cm"/>
    </style:style>
    <style:style style:name="gr2" style:family="graphic" style:parent-style-name="standard">
      <style:graphic-properties svg:stroke-width="0.102cm" svg:stroke-color="#33cc66" draw:marker-start-width="0.457cm" draw:marker-end-width="0.457cm" fo:padding-top="0.176cm" fo:padding-bottom="0.176cm" fo:padding-left="0.301cm" fo:padding-right="0.301cm"/>
    </style:style>
    <style:style style:name="gr3"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33cc66" draw:secondary-fill-color="#99ccff" draw:gradient-step-count="0" draw:fill-hatch-solid="false" draw:opacity="50%" draw:opacity-name="" draw:fill-image-width="0cm" draw:fill-image-height="0cm" style:repeat="repeat" draw:fill-image-ref-point-x="0%" draw:fill-image-ref-point-y="0%" draw:fill-image-ref-point="center" draw:tile-repeat-offset="0% vertical" draw:shadow="hidden" draw:shadow-offset-x="0.305cm" draw:shadow-offset-y="0.305cm" draw:shadow-color="#808080" draw:shadow-opacity="50%"/>
    </style:style>
    <style:style style:name="gr4" style:family="graphic" style:parent-style-name="standard">
      <style:graphic-properties draw:stroke="none" draw:fill="solid" draw:fill-color="#33cc66" draw:opacity="50%" draw:shadow="hidden" draw:shadow-offset-x="0.305cm" draw:shadow-offset-y="0.305cm" draw:shadow-opacity="50%" dr3d:vertical-segments="14" dr3d:close-front="true" dr3d:close-back="true"/>
    </style:style>
    <style:style style:name="gr5" style:family="graphic" style:parent-style-name="standard">
      <style:graphic-properties draw:stroke="solid" draw:stroke-dash="Fine_20_Dashed" svg:stroke-width="0.102cm" svg:stroke-color="#ff0000" draw:marker-start-width="0.457cm" draw:marker-end-width="0.457cm" draw:textarea-horizontal-align="center" draw:textarea-vertical-align="middle" fo:padding-top="0.176cm" fo:padding-bottom="0.176cm" fo:padding-left="0.301cm" fo:padding-right="0.301cm" draw:shadow-offset-x="0.305cm" draw:shadow-offset-y="0.305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02cm" svg:stroke-color="#33cc66" draw:marker-start-width="0.457cm" draw:marker-end-width="0.457cm" draw:textarea-horizontal-align="center" draw:textarea-vertical-align="middle" fo:padding-top="0.176cm" fo:padding-bottom="0.176cm" fo:padding-left="0.301cm" fo:padding-right="0.301cm"/>
    </style:style>
    <style:style style:name="gr8"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33cc66" draw:secondary-fill-color="#99ccff" draw:gradient-step-count="0" draw:fill-hatch-solid="false" draw:opacity="5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50%"/>
    </style:style>
    <style:style style:name="gr9" style:family="graphic" style:parent-style-name="standard">
      <style:graphic-properties draw:stroke="none" draw:fill-color="#33cc66" draw:opacity="50%" draw:shadow-opacity="50%" dr3d:vertical-segments="14" dr3d:close-front="true" dr3d:close-back="true"/>
    </style:style>
    <style:style style:name="gr10" style:family="graphic" style:parent-style-name="standard">
      <style:graphic-properties draw:fill-color="#999999"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Standard">
        <draw:custom-shape draw:style-name="gr1" draw:text-style-name="P1" draw:layer="layout" svg:width="13.335cm" svg:height="13.97cm" svg:x="5.445cm" svg:y="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layer="layout" svg:x1="12.43cm" svg:y1="10.625cm" svg:x2="12.43cm" svg:y2="17.41cm">
          <text:p/>
        </draw:line>
        <dr3d:scene draw:style-name="gr3" svg:width="2.899cm" svg:height="7.54cm" svg:x="10.99cm" svg:y="9.965cm" dr3d:transform="matrix (0.999994366273895 -0.00335611064272064 -0.0000627839665029786 0.00335519092297846 0.998810185985234 0.0486513624271046 -0.00010057008996478 -0.0486512989908485 0.998815819354179 7.38986962567261E-027cm 3.40555904552139E-027cm -3.18682691042169E-02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z"/>
        </dr3d:scene>
        <draw:line draw:style-name="gr5" draw:text-style-name="P1" draw:layer="layout" svg:x1="12.43cm" svg:y1="10.225cm" svg:x2="11.895cm" svg:y2="3.54cm">
          <text:p/>
        </draw:line>
        <draw:frame draw:style-name="gr6" draw:text-style-name="P1" draw:layer="layout" svg:width="1.117cm" svg:height="1.391cm" svg:x="10.643cm" svg:y="6.144cm">
          <draw:image xlink:href="Pictures/100000000000004A00000054A00555F2.png" xlink:type="simple" xlink:show="embed" xlink:actuate="onLoad">
            <text:p/>
          </draw:image>
        </draw:frame>
        <draw:frame draw:style-name="gr6" draw:text-style-name="P1" draw:layer="layout" svg:width="2.108cm" svg:height="1.27cm" svg:x="13.506cm" svg:y="14.537cm">
          <draw:image xlink:href="Pictures/10000000000000960000005CA99DF94E.png" xlink:type="simple" xlink:show="embed" xlink:actuate="onLoad">
            <text:p/>
          </draw:image>
        </draw:frame>
        <draw:frame draw:style-name="gr6" draw:text-style-name="P1" draw:layer="layout" svg:width="2.057cm" svg:height="1.245cm" svg:x="14.234cm" svg:y="11.05cm">
          <draw:image xlink:href="Pictures/10000000000000940000005BFF3C3F29.png" xlink:type="simple" xlink:show="embed" xlink:actuate="onLoad">
            <text:p/>
          </draw:image>
        </draw:frame>
        <draw:line draw:style-name="gr7" draw:text-style-name="P1" draw:layer="layout" svg:x1="12.43cm" svg:y1="10.525cm" svg:x2="14.335cm" svg:y2="13.7cm">
          <text:p/>
        </draw:line>
        <dr3d:scene draw:style-name="gr8" svg:width="4.472cm" svg:height="4.26cm" svg:x="11.198cm" svg:y="9.9cm" dr3d:transform="matrix (0.906307787036685 0.422618261740625 0 -0.422618261740625 0.906307787036685 0 0 0 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5000 2500 10000" svg:d="m0 5000 125-500 125-500 250-1000 500-2000 500-2000 500-2000 500-2000h-500-500-500-500-250-250z"/>
        </dr3d:scene>
        <draw:custom-shape draw:style-name="gr10" draw:text-style-name="P1" draw:layer="layout" svg:width="1.27cm" svg:height="1.27cm" svg:x="11.795cm" svg:y="9.8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eresa Lenz</meta:initial-creator>
    <meta:creation-date>2013-02-21T11:18:38</meta:creation-date>
    <dc:date>2013-07-10T14:39:39</dc:date>
    <meta:editing-duration>PT22M35S</meta:editing-duration>
    <meta:editing-cycles>5</meta:editing-cycles>
    <meta:generator>LibreOffice/3.5$Linux_X86_64 LibreOffice_project/350m1$Build-2</meta:generator>
    <meta:document-statistic meta:object-count="12"/>
  </office:meta>
</office:document-meta>
</file>